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Narrow" svg:font-family="'Nimbus Sans Narrow'"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Nimbus Sans Narrow" officeooo:rsid="00038cbf" officeooo:paragraph-rsid="00038cbf"/>
    </style:style>
    <style:style style:name="P2" style:family="paragraph" style:parent-style-name="Standard">
      <style:text-properties style:font-name="Nimbus Sans Narrow" fo:font-weight="normal" officeooo:rsid="00038cbf" officeooo:paragraph-rsid="00038cbf" style:font-weight-asian="normal" style:font-weight-complex="normal"/>
    </style:style>
    <style:style style:name="P3" style:family="paragraph" style:parent-style-name="Standard">
      <style:text-properties style:font-name="Nimbus Sans Narrow" style:text-underline-style="none" fo:font-weight="normal" officeooo:rsid="0016dc0d" officeooo:paragraph-rsid="00116f3b" style:font-weight-asian="normal" style:font-weight-complex="normal"/>
    </style:style>
    <style:style style:name="P4" style:family="paragraph" style:parent-style-name="Standard">
      <style:text-properties style:font-name="Nimbus Sans Narrow" style:text-underline-style="none" fo:font-weight="normal" officeooo:rsid="0019bca7" officeooo:paragraph-rsid="0019bca7" style:font-weight-asian="normal" style:font-weight-complex="normal"/>
    </style:style>
    <style:style style:name="P5" style:family="paragraph" style:parent-style-name="Standard">
      <style:text-properties style:font-name="Nimbus Sans Narrow" style:text-underline-style="none" fo:font-weight="normal" officeooo:rsid="00042cb2" officeooo:paragraph-rsid="00042cb2" style:font-weight-asian="normal" style:font-weight-complex="normal"/>
    </style:style>
    <style:style style:name="P6" style:family="paragraph" style:parent-style-name="Standard">
      <style:text-properties style:font-name="Nimbus Sans Narrow" style:text-underline-style="none" fo:font-weight="normal" officeooo:rsid="0009cb1d" officeooo:paragraph-rsid="0009cb1d" style:font-weight-asian="normal" style:font-weight-complex="normal"/>
    </style:style>
    <style:style style:name="P7" style:family="paragraph" style:parent-style-name="Standard">
      <style:text-properties style:font-name="Nimbus Sans Narrow" style:text-underline-style="none" fo:font-weight="normal" officeooo:rsid="000bb46f" officeooo:paragraph-rsid="000bb46f" style:font-weight-asian="normal" style:font-weight-complex="normal"/>
    </style:style>
    <style:style style:name="P8" style:family="paragraph" style:parent-style-name="Standard">
      <style:text-properties style:font-name="Nimbus Sans Narrow" style:text-underline-style="none" fo:font-weight="normal" officeooo:rsid="000e7c78" officeooo:paragraph-rsid="000e7c78" style:font-weight-asian="normal" style:font-weight-complex="normal"/>
    </style:style>
    <style:style style:name="P9" style:family="paragraph" style:parent-style-name="Standard">
      <style:text-properties style:font-name="Nimbus Sans Narrow" style:text-underline-style="none" fo:font-weight="normal" officeooo:rsid="00116f3b" officeooo:paragraph-rsid="00116f3b" style:font-weight-asian="normal" style:font-weight-complex="normal"/>
    </style:style>
    <style:style style:name="T1" style:family="text">
      <style:text-properties style:text-underline-style="solid" style:text-underline-width="auto" style:text-underline-color="font-color" officeooo:rsid="000423ed"/>
    </style:style>
    <style:style style:name="T2" style:family="text">
      <style:text-properties style:text-underline-style="solid" style:text-underline-width="auto" style:text-underline-color="font-color" fo:font-weight="normal" officeooo:rsid="000423ed" style:font-weight-asian="normal" style:font-weight-complex="normal"/>
    </style:style>
    <style:style style:name="T3" style:family="text">
      <style:text-properties fo:font-weight="normal" style:font-weight-asian="normal" style:font-weight-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solid" style:text-underline-width="auto" style:text-underline-color="font-color" officeooo:rsid="000423ed" style:font-style-asian="normal" style:font-style-complex="normal"/>
    </style:style>
    <style:style style:name="T6" style:family="text">
      <style:text-properties officeooo:rsid="0004bb15"/>
    </style:style>
    <style:style style:name="T7" style:family="text">
      <style:text-properties officeooo:rsid="0005c805"/>
    </style:style>
    <style:style style:name="T8" style:family="text">
      <style:text-properties officeooo:rsid="000793dc"/>
    </style:style>
    <style:style style:name="T9" style:family="text">
      <style:text-properties officeooo:rsid="000aad1c"/>
    </style:style>
    <style:style style:name="T10" style:family="text">
      <style:text-properties officeooo:rsid="000b0be9"/>
    </style:style>
    <style:style style:name="T11" style:family="text">
      <style:text-properties officeooo:rsid="000c070d"/>
    </style:style>
    <style:style style:name="T12" style:family="text">
      <style:text-properties officeooo:rsid="000c8a65"/>
    </style:style>
    <style:style style:name="T13" style:family="text">
      <style:text-properties officeooo:rsid="0013535f"/>
    </style:style>
    <style:style style:name="T14" style:family="text">
      <style:text-properties officeooo:rsid="0014c477"/>
    </style:style>
    <style:style style:name="T15" style:family="text">
      <style:text-properties officeooo:rsid="00180f96"/>
    </style:style>
    <style:style style:name="T16" style:family="text">
      <style:text-properties officeooo:rsid="0019bca7"/>
    </style:style>
    <style:style style:name="T17" style:family="text">
      <style:text-properties officeooo:rsid="001d696e"/>
    </style:style>
    <style:style style:name="T18" style:family="text">
      <style:text-properties officeooo:rsid="001d7866"/>
    </style:style>
    <style:style style:name="T19" style:family="text">
      <style:text-properties officeooo:rsid="002288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9">­</text:span>NAME: GHARTEY GEORGE</text:p>
      <text:p text:style-name="P1">COURSE: LITERATURE IN ENGLISH</text:p>
      <text:p text:style-name="P1">INDEX:BS424104620</text:p>
      <text:p text:style-name="P1">CLASS:CE2</text:p>
      <text:p text:style-name="P1"><text:tab/><text:tab/><text:tab/> <text:s text:c="9"/><text:span text:style-name="T3"><text:s/></text:span><text:span text:style-name="T2">A MOTHER’S <text:s/>LOVE, A SHIELD FOR PROTECTION</text:span></text:p>
      <text:p text:style-name="P2"><text:s text:c="42"/><text:span text:style-name="T4"><text:s/></text:span><text:span text:style-name="T5">CONTRAST AND COMPARISON BETWEEN THE MOTHERS </text:span></text:p>
      <text:p text:style-name="P2"><text:s text:c="38"/><text:tab/> <text:s text:c="7"/><text:tab/> <text:s text:c="3"/><text:span text:style-name="T1">IN HAMLET AND SONS &amp; DAUGHTERS</text:span></text:p>
      <text:p text:style-name="P5">Gertrude, mother of Hamlet depicted one of the most controversial behaviors with regards to showing mothers love for his husband and child which should have stood the test of time dwindled within the blink of eye. In our culture-scape a mothers’ love should abound for her family even if the condition is dire. Whether good or bad, the mother’s <text:s/>shouldn’t extinguished thus resonating with our customs and traditions.<text:line-break/>But Gertrude’s actions depicted the opposite after Claudius <text:span text:style-name="T6">killed King Hamlet and ascended the throne as Danish King, it was a rite for the queen to marry the new king (Claudius) </text:span><text:span text:style-name="T7">but the over-haste marrying of Claudius painted an image in Hamlet’s head with the idea that his mother had involvement with Claudius as both lover and accomplice in the murder of his father, </text:span><text:span text:style-name="T8">which means that the love for Hamlet and her husband faded away with the intension of satisfying the customs of Denmark.</text:span></text:p>
      <text:p text:style-name="P6">This faded love of Gertrude and the lust to marry the murderer was exhumed again by Hamlet and the Ghost ,<text:span text:style-name="T9">as Hamlet continuously mention his mothers’ sexuality and her intimate relationship with Claudius by describing it as “incestuous sheets who sat itself in a celestial bed and prey on garbage”.The Ghost also cited Gertrude's lust as “her swiftness to marry Claudius(the murderer)”.</text:span><text:span text:style-name="T10">This character defines and taints her swift lustful and self- indulgent individual.</text:span></text:p>
      <text:p text:style-name="P7">Gertrude also depicted a faded love when Claudius decided to send Hamlet who was perceived mad to be sent to England. A normal loving and caring mother would have objected that decision. But she supported voracious idea to send Hamlet to England. <text:span text:style-name="T11">The mothers shield wasn't portrayed by Gertrude. </text:span><text:span text:style-name="T12">Gertrude only showed a glimpse of mother love after Hamlet frequently accused her of incest which revealed the actions of Claudius which in turn decided to keep Hamlet sanity as a secret and not to reveal that Hamlet is sane and sound. She also gave Hamlet to kill Claudius. She then sacrifice herself by taking the poisoned drink in the quest to protect Hamlet. </text:span></text:p>
      <text:p text:style-name="P8">On the outside its very difficult to believe that Gertrude loved Hamlet But after the revelations about Claudius, her shallow exterior shows that she loved Hamlet. In summary Gertrude love became profound after Hamlet made those revelations to her.</text:p>
      <text:p text:style-name="P9">But in J.C De-graft's sons and daughter, there is a clear depiction of mothers love as a shield for protections as showed by Mrs Hannah Ofosu, Wife of James Ofosu, <text:span text:style-name="T13">upon all the decision of James, Mrs Ofosu was relentless and showed the true love of a caring mother in the quest to protect her children throughout the story. The story opens up as the family battles it out on which profession should their children pursue. James the father and as in Africa customs and traditions, the father is the utmost head and decision maker of the house, wanted Aaron and Maanan to pursue a career in Engineering and Law respectively as against the the will of the children </text:span><text:span text:style-name="T14">who wanted to a career in painting and theater Arts(dancing).</text:span></text:p>
      <text:p text:style-name="P3">Mrs Ofosu showed a great sense of concern and affection towards her children by continuously taking to James to rescind hos decision to forcefully choose a career path for his children but to allow them to willingly chose a career which best suit them, Mrs Ofosu’s love was profound when there was constant invasion of James’ sister in the family issues concerning the career path of Aaron and Maanan <text:span text:style-name="T15">and also to allow Maanan to marry lawyer Bonu. Mrs Ofosu stood still in her decision to resist that ideology. </text:span><text:span text:style-name="T16">She constantly assures the children and gives them hope that their father will have a change of mind.</text:span></text:p>
      <text:p text:style-name="P4">Also when Maanan complained about the ordeal she endured at lawyer Bonu’s office, Mrs Ofosu stood firm behind <text:s/>her daughter even though James denied the allegations until James witnessed the cunning and absolutely disgusting behavior <text:span text:style-name="T17">of lawyer Bonu under his own roof. In this story Mrs Ofosu really used her love to serve as a shield to protect her children from Lawyer Bonu and James sister </text:span><text:span text:style-name="T18">until James decided to rescind his decision.</text:span></text:p>
      <text:p text:style-name="P3"><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Narrow" svg:font-family="'Nimbus Sans Narrow'"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5T11:55:11.605689345</meta:creation-date>
    <meta:generator>LibreOffice/7.0.4.2$Linux_X86_64 LibreOffice_project/00$Build-2</meta:generator>
    <dc:date>2022-04-15T23:11:45.828180114</dc:date>
    <meta:editing-duration>PT1H39M37S</meta:editing-duration>
    <meta:editing-cycles>21</meta:editing-cycles>
    <meta:document-statistic meta:table-count="0" meta:image-count="0" meta:object-count="0" meta:page-count="2" meta:paragraph-count="14" meta:word-count="716" meta:character-count="4358" meta:non-whitespace-character-count="3543"/>
  </office:meta>
</office:document-meta>
</file>